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text-transform="uppercase" fo:font-size="9pt" style:font-size-asian="9pt"/>
    </style:style>
    <style:style style:name="P3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Standard">
      <style:text-properties officeooo:rsid="000c573a" officeooo:paragraph-rsid="000c573a"/>
    </style:style>
    <style:style style:name="T1" style:family="text">
      <style:text-properties fo:text-transform="uppercase" fo:color="#808080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chichtarchitektur planen und begründen</text:h>
      <text:h text:style-name="Heading_20_2" text:outline-level="2">Abstraction Code</text:h>
      <text:p text:style-name="P5">Allgemein gültige Konzepte, Domain übergreifend, Unveränderlich</text:p>
      <text:p text:style-name="P5">Evtl. TimeInterval </text:p>
      <text:h text:style-name="Heading_20_2" text:outline-level="2">Domain Code</text:h>
      <text:p text:style-name="P5">Domain Code = Entities der Anwendung, Langlebig, Task (Simple- and Repititvetask), Roommate, Household</text:p>
      <text:h text:style-name="Heading_20_2" text:outline-level="2">Application Code</text:h>
      <text:p text:style-name="P5">Domainen Logik, Use Cases</text:p>
      <text:p text:style-name="P5">Holidaymode</text:p>
      <text:h text:style-name="Heading_20_2" text:outline-level="2">Adapters</text:h>
      <text:p text:style-name="P5">Vermittelt Aufrufe und Daten an die inneren Schichten (z.B. Formatierung von Formaten)</text:p>
      <text:p text:style-name="P5">Ziel: Entkopplung von „innen“ und „außen“</text:p>
      <text:h text:style-name="Heading_20_2" text:outline-level="2">Plugins</text:h>
      <text:p text:style-name="P5">z.B. Databa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2_20_Zchn" style:display-name="Überschrift 2 Zchn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3in" style:rel-width="100%" fo:margin-top="0in" fo:margin-bottom="0in" table:align="center" style:writing-mode="lr-tb"/>
    </style:style>
    <style:style style:name="Table1.A" style:family="table-column">
      <style:table-column-properties style:column-width="3.1597in" style:rel-column-width="32872*"/>
    </style:style>
    <style:style style:name="Table1.B" style:family="table-column">
      <style:table-column-properties style:column-width="3.1396in" style:rel-column-width="32662*"/>
    </style:style>
    <style:style style:name="Table1.1" style:family="table-row">
      <style:table-row-properties style:row-height="0.0799in" fo:keep-together="auto"/>
    </style:style>
    <style:style style:name="Table1.A1" style:family="table-cell">
      <style:table-cell-properties fo:background-color="#4472c4" fo:padding-left="0.0799in" fo:padding-right="0.0799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-left="0.0799in" fo:padding-right="0.0799in" fo:padding-top="0.1in" fo:padding-bottom="0.1in" fo:border="none">
        <style:background-image/>
      </style:table-cell-properties>
    </style:style>
    <style:style style:name="MP1" style:family="paragraph" style:parent-style-name="Header">
      <style:text-properties fo:text-transform="uppercase" fo:font-size="9pt" style:font-size-asian="9pt"/>
    </style:style>
    <style:style style:name="MP2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text-transform="uppercase" fo:color="#808080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Projekt: ase-cleaning-plan-app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2">
            <table:table-cell table:style-name="Table1.A2" office:value-type="string">
              <text:p text:style-name="Footer"><text:span text:style-name="MT1">Reitler, Isabell</text:span></text:p>
            </table:table-cell>
            <table:table-cell table:style-name="Table1.A2" office:value-type="string">
              <text:p text:style-name="MP3"><text:span text:style-name="MT1"><text:page-number text:select-page="current">1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itler, Isabell</meta:initial-creator>
    <meta:editing-cycles>3</meta:editing-cycles>
    <meta:creation-date>2021-02-06T15:53:00</meta:creation-date>
    <dc:date>2021-02-20T11:45:24.753189318</dc:date>
    <meta:editing-duration>PT8M10S</meta:editing-duration>
    <meta:generator>LibreOffice/6.4.6.2$Linux_X86_64 LibreOffice_project/40$Build-2</meta:generator>
    <meta:document-statistic meta:table-count="1" meta:image-count="0" meta:object-count="0" meta:page-count="1" meta:paragraph-count="17" meta:word-count="63" meta:character-count="504" meta:non-whitespace-character-count="457"/>
    <meta:user-defined meta:name="AppVersion">16.0000</meta:user-defined>
    <meta:user-defined meta:name="Company">SWR - Südwestrundfun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